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280000000054024A3C4FC5E7712.gif" manifest:media-type="image/gif"/>
  <manifest:file-entry manifest:full-path="Pictures/10000000000000580000001F10DFF80F44519AB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Light" style:font-pitch="variable"/>
    <style:font-face style:name="Arial Black1" svg:font-family="'Arial Black'" style:font-adornments="Regular" style:font-pitch="variable"/>
    <style:font-face style:name="Arial Unicode MS1" svg:font-family="'Arial Unicode MS'" style:font-pitch="variable"/>
    <style:font-face style:name="Gothic L4" svg:font-family="'Gothic L'" style:font-adornments="Light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Gothic L1" svg:font-family="'Gothic L'" style:font-family-generic="roman" style:font-pitch="variable"/>
    <style:font-face style:name="Gothic L2" svg:font-family="'Gothic L'" style:font-adornments="Light" style:font-family-generic="roman" style:font-pitch="variable"/>
    <style:font-face style:name="Gothic L" svg:font-family="'Gothic L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Gothic L3" svg:font-family="'Gothic L'" style:font-adornments="Light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4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outline1">
      <style:graphic-properties draw:fill-color="#ffffff" draw:auto-grow-height="true" fo:min-height="13.23cm"/>
    </style:style>
    <style:style style:name="pr5" style:family="presentation" style:parent-style-name="Evitech_25_20lecture-notes">
      <style:graphic-properties draw:fill-color="#ffffff" fo:min-height="11.411cm"/>
    </style:style>
    <style:style style:name="pr6" style:family="presentation" style:parent-style-name="Evitech_25_20lecture-outline1" style:list-style-name="L3">
      <style:graphic-properties draw:fill-color="#ffffff" draw:auto-grow-height="true" fo:min-height="13.23cm"/>
    </style:style>
    <style:style style:name="pr7" style:family="presentation" style:parent-style-name="Evitech_25_20lecture-outline1" style:list-style-name="L3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uxi Sans1" fo:font-size="40pt" style:font-size-asian="40pt" style:font-size-complex="40pt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Gothic L3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1.2cm" fo:margin-right="0cm" fo:text-indent="-0.9cm"/>
    </style:style>
    <style:style style:name="P7" style:family="paragraph">
      <loext:graphic-properties draw:fill-color="#ffffff"/>
      <style:paragraph-properties fo:margin-left="1.2cm" fo:margin-right="0cm" fo:text-indent="-0.9cm"/>
      <style:text-properties fo:font-size="22pt"/>
    </style:style>
    <style:style style:name="P8" style:family="paragraph">
      <loext:graphic-properties draw:fill-color="#ffffff"/>
      <style:paragraph-properties fo:margin-left="1.2cm" fo:margin-right="0cm" fo:text-indent="-0.9cm"/>
      <style:text-properties fo:font-size="26pt" style:font-size-asian="26pt" style:font-size-complex="26pt"/>
    </style:style>
    <style:style style:name="P9" style:family="paragraph">
      <loext:graphic-properties draw:fill-color="#ffffff"/>
      <style:paragraph-properties fo:margin-left="1.2cm" fo:margin-right="0cm" fo:text-indent="-0.9cm"/>
      <style:text-properties fo:font-size="36pt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T1" style:family="text">
      <style:text-properties style:font-name="Luxi Sans1" fo:font-size="40pt" style:font-size-asian="40pt" style:font-size-complex="40pt"/>
    </style:style>
    <style:style style:name="T2" style:family="text">
      <style:text-properties style:font-name="Arial Black1" fo:font-size="32pt" fo:font-weight="normal" style:font-size-asian="32pt" style:font-size-complex="32pt"/>
    </style:style>
    <style:style style:name="T3" style:family="text">
      <style:text-properties style:font-name="Gothic L3"/>
    </style:style>
    <style:style style:name="T4" style:family="text">
      <style:text-properties fo:font-size="28pt" style:font-size-asian="32pt" style:font-size-complex="32pt"/>
    </style:style>
    <style:style style:name="T5" style:family="text">
      <style:text-properties fo:font-size="28pt"/>
    </style:style>
    <style:style style:name="T6" style:family="text">
      <style:text-properties fo:font-size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/>
    </style:style>
    <style:style style:name="T9" style:family="text">
      <style:text-properties fo:font-size="28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Cyber Defence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Course overview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Course Contact Information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y E-<text:span text:style-name="T4">Mail</text:span> to <text:a xlink:href="mailto:jargon@iki.fi" xlink:type="simple">jargon@iki.fi</text:a></text:p>
                <text:list>
                  <text:list-item>
                    <text:p text:style-name="P1">Put text METROPOLIA into subject to make sure that email is not eaten by SPAM filters</text:p>
                  </text:list-item>
                </text:list>
              </text:list-item>
              <text:list-item>
                <text:p text:style-name="P1">Course material at Tuubi portal</text:p>
                <text:list>
                  <text:list-item>
                    <text:p text:style-name="P1"><text:span text:style-name="T5">http://tuubi.metropolia.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Course Lecturer</text:p>
          </draw:text-box>
        </draw:frame>
        <draw:frame presentation:style-name="pr4" draw:text-style-name="P6" draw:layer="layout" svg:width="23.91cm" svg:height="13.23cm" svg:x="2.004cm" svg:y="5.812cm" presentation:class="outline" presentation:user-transformed="true">
          <draw:text-box>
            <text:list text:style-name="L3">
              <text:list-item>
                <text:p text:style-name="P1">Jarno Niemelä</text:p>
                <text:list>
                  <text:list-item>
                    <text:p text:style-name="P1">Senior Security researcher at F-Secure corporation</text:p>
                    <text:list>
                      <text:list-item>
                        <text:p text:style-name="P1">Working in AV lab since 2000</text:p>
                      </text:list-item>
                    </text:list>
                  </text:list-item>
                  <text:list-item>
                    <text:p text:style-name="P1">BEng Computer Engineering</text:p>
                    <text:list>
                      <text:list-item>
                        <text:p text:style-name="P1">Graduated from Metropolia (Evtek back then) 1999</text:p>
                      </text:list-item>
                    </text:list>
                  </text:list-item>
                  <text:list-item>
                    <text:p text:style-name="P1">Studying masters at Jyväskylä University Of Applied Scienc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What Is This Course About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Practical security</text:p>
              </text:list-item>
              <text:list-item>
                <text:p text:style-name="P1">In this course we concentrate on</text:p>
                <text:list>
                  <text:list-item>
                    <text:p text:style-name="P1">Security problems</text:p>
                    <text:list>
                      <text:list-item>
                        <text:p text:style-name="P1">How systems and corporate environment are attacked</text:p>
                      </text:list-item>
                    </text:list>
                  </text:list-item>
                  <text:list-item>
                    <text:p text:style-name="P1">Solution models</text:p>
                    <text:list>
                      <text:list-item>
                        <text:p text:style-name="P1">How to protect systems</text:p>
                      </text:list-item>
                    </text:list>
                  </text:list-item>
                  <text:list-item>
                    <text:p text:style-name="P1">Tools that can be used in building secure system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rerequisite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ommon sense</text:p>
              </text:list-item>
              <text:list-item>
                <text:p text:style-name="P1">Basic understanding of security and security terms</text:p>
              </text:list-item>
              <text:list-item>
                <text:p text:style-name="P1">Basic understanding of software engineering</text:p>
              </text:list-item>
              <text:list-item>
                <text:p text:style-name="P1">Basic understanding of system administration skills </text:p>
              </text:list-item>
              <text:list-item>
                <text:p text:style-name="P1">Basics of TCP/IP networking and term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Lecture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6">7x4h lectures and 4h exam <text:s/></text:span></text:p>
              </text:list-item>
              <text:list-item>
                <text:p text:style-name="P1"><text:span text:style-name="T6">Mondays 17:00-20:00</text:span></text:p>
              </text:list-item>
              <text:list-item>
                <text:p text:style-name="P1"><text:span text:style-name="T6">If any delays/cancellations occur I will post a note to Tuubi, so always check it before lectur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Project</text:p>
          </draw:text-box>
        </draw:frame>
        <draw:frame presentation:style-name="pr4" draw:text-style-name="P8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7">In order to pass the course students will have to return a project study</text:span></text:p>
                <text:list>
                  <text:list-item>
                    <text:p text:style-name="P1"><text:span text:style-name="T7">The project will have deadline 1.5, and usually I have to fail one or two students for missing the deadline</text:span></text:p>
                  </text:list-item>
                </text:list>
              </text:list-item>
              <text:list-item>
                <text:p text:style-name="P1"><text:span text:style-name="T7">The study will be done in groups of two or three people</text:span></text:p>
              </text:list-item>
              <text:list-item>
                <text:p text:style-name="P1"><text:span text:style-name="T7">The project will be about practical matters, minimum BS, focus will be about things that will be in exam</text:span></text:p>
              </text:list-item>
              <text:list-item>
                <text:p text:style-name="P1"><text:span text:style-name="T7">Project assignment will be posted to Tuub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Lecture topics</text:p>
          </draw:text-box>
        </draw:frame>
        <draw:frame presentation:style-name="pr6" draw:text-style-name="P9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8">Corporate security</text:span></text:p>
              </text:list-item>
              <text:list-item>
                <text:p text:style-name="P1"><text:span text:style-name="T8">Network security</text:span></text:p>
              </text:list-item>
              <text:list-item>
                <text:p text:style-name="P1"><text:span text:style-name="T8">Systems security</text:span></text:p>
              </text:list-item>
              <text:list-item>
                <text:p text:style-name="P1"><text:span text:style-name="T8">Software Security</text:span></text:p>
              </text:list-item>
              <text:list-item>
                <text:p text:style-name="P1"><text:span text:style-name="T8">Incident respons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Exam</text:p>
          </draw:text-box>
        </draw:frame>
        <draw:frame presentation:style-name="pr7" draw:text-style-name="P9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9">This course will have online exam posted in Tuubi</text:span></text:p>
              </text:list-item>
              <text:list-item>
                <text:p text:style-name="P1"><text:span text:style-name="T9">The exam is open Google and notes are allowed</text:span></text:p>
              </text:list-item>
              <text:list-item>
                <text:p text:style-name="P1"><text:span text:style-name="T9">Time will be agreed close to the end of the course</text:span></text:p>
              </text:list-item>
              <text:list-item>
                <text:p text:style-name="P1"><text:span text:style-name="T9">The exam will be about practical problems and test comprehension and problem solving rather than writing direct answer from lecture slides</text:span></text:p>
              </text:list-item>
              <text:list-item>
                <text:p text:style-name="P1"><text:span text:style-name="T9">Direct copying from lecture slides will merit 0 points if no own understanding is presented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5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Light" style:font-pitch="variable"/>
    <style:font-face style:name="Arial Black1" svg:font-family="'Arial Black'" style:font-adornments="Regular" style:font-pitch="variable"/>
    <style:font-face style:name="Arial Unicode MS1" svg:font-family="'Arial Unicode MS'" style:font-pitch="variable"/>
    <style:font-face style:name="Gothic L4" svg:font-family="'Gothic L'" style:font-adornments="Light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Gothic L1" svg:font-family="'Gothic L'" style:font-family-generic="roman" style:font-pitch="variable"/>
    <style:font-face style:name="Gothic L2" svg:font-family="'Gothic L'" style:font-adornments="Light" style:font-family-generic="roman" style:font-pitch="variable"/>
    <style:font-face style:name="Gothic L" svg:font-family="'Gothic L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Gothic L3" svg:font-family="'Gothic L'" style:font-adornments="Light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2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3cm" fo:text-align="start" fo:text-indent="0cm"/>
      <style:text-properties fo:color="#000000" style:text-outline="false" style:text-line-through-style="none" style:text-line-through-type="none" style:font-name="Arial2" fo:font-family="Arial" style:font-style-name="Regular" style:font-family-generic="swiss" style:font-pitch="variable" fo:font-size="28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Gothic L2" fo:font-family="'Gothic L'" style:font-style-name="Light" style:font-family-generic="roman" style:font-pitch="variable" fo:font-size="32pt" fo:font-style="normal" fo:text-shadow="none" style:text-underline-style="none" fo:font-weight="250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2" fo:font-family="Arial" style:font-style-name="Regular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style:font-name="Gothic L1" fo:font-size="18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style:font-name="Arial3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2" draw:layer="backgroundobjects" svg:width="1.227cm" svg:height="0.966cm" svg:x="24.767cm" svg:y="1.173cm">
        <draw:text-box>
          <text:p text:style-name="MP1"><text:page-number>&lt;number&gt;</text:page-number></text:p>
        </draw:text-box>
      </draw:frame>
      <draw:frame draw:style-name="Mgr2" draw:text-style-name="MP3" draw:layer="backgroundobjects" svg:width="21cm" svg:height="1.037cm" draw:transform="rotate (1.5707963267949) translate (0cm 21cm)">
        <draw:image xlink:href="Pictures/1000000000000280000000054024A3C4FC5E7712.gif" xlink:type="simple" xlink:show="embed" xlink:actuate="onLoad">
          <text:p/>
        </draw:image>
      </draw:frame>
      <draw:frame draw:style-name="Mgr2" draw:text-style-name="MP3" draw:layer="backgroundobjects" svg:width="24.805cm" svg:height="0.131cm" svg:x="1.081cm" svg:y="5.253cm">
        <draw:image xlink:href="Pictures/1000000000000280000000054024A3C4FC5E7712.gif" xlink:type="simple" xlink:show="embed" xlink:actuate="onLoad">
          <text:p/>
        </draw:image>
      </draw:frame>
      <draw:frame draw:style-name="Mgr3" draw:text-style-name="MP4" draw:layer="backgroundobjects" svg:width="13.693cm" svg:height="1.425cm" svg:x="2.069cm" svg:y="19.301cm">
        <draw:text-box>
          <text:p text:style-name="MP1"><text:span text:style-name="MT1">Jarno Niemelä </text:span><text:span text:style-name="MT1"><text:a xlink:href="mailto:Jargon@iki.fi" xlink:type="simple">Jargon@iki.fi</text:a></text:span><text:span text:style-name="MT1"><text:tab/></text:span></text:p>
          <text:p text:style-name="MP1"><text:span text:style-name="MT1"/></text:p>
        </draw:text-box>
      </draw:frame>
      <draw:frame draw:style-name="Mgr4" draw:text-style-name="MP5" draw:layer="backgroundobjects" svg:width="2.327cm" svg:height="0.819cm" svg:x="25.382cm" svg:y="19.61cm">
        <draw:image xlink:href="Pictures/10000000000000580000001F10DFF80F44519AB6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Evitech_25_20lectur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meta:creation-date>2003-03-09T17:36:39</meta:creation-date>
    <dc:date>2016-01-14T18:58:52.495000000</dc:date>
    <meta:editing-cycles>71</meta:editing-cycles>
    <meta:editing-duration>PT7H1M50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